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table:number-columns-repeated="1016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2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3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1]" office:value-type="string" office:string-value="Vanguard_V3">
            <text:p>Vanguard_V3</text:p>
          </table:table-cell>
          <table:table-cell table:style-name="ce2" table:formula="of:=[.A9]" office:value-type="string" office:string-value="Vanguard_V1">
            <text:p>Vanguard_V1</text:p>
          </table:table-cell>
          <table:table-cell table:style-name="ce2" table:formula="of:=[.A21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4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3]" office:value-type="string" office:string-value="Vanguard_V5">
            <text:p>Vanguard_V5</text:p>
          </table:table-cell>
          <table:table-cell table:style-name="ce2" table:formula="of:=[.A11]" office:value-type="string" office:string-value="Vanguard_V3">
            <text:p>Vanguard_V3</text:p>
          </table:table-cell>
          <table:table-cell table:style-name="ce2" table:formula="of:=[.A23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5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table:formula="of:=[.A25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6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6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7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18]" office:value-type="string" office:string-value="Vanguard_V10">
            <text:p>Vanguard_V10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8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9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0]" office:value-type="string" office:string-value="Vanguard_V2">
            <text:p>Vanguard_V2</text:p>
          </table:table-cell>
          <table:table-cell table:style-name="ce2" table:formula="of:=[.A10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0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3]" office:value-type="string" office:string-value="Vanguard_Hub1">
            <text:p>Vanguard_Hub1</text:p>
          </table:table-cell>
          <table:table-cell table:style-name="ce2" table:formula="of:=[.A2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1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2]" office:value-type="string" office:string-value="Vanguard_V4">
            <text:p>Vanguard_V4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2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4]" office:value-type="string" office:string-value="Vanguard_Hub2">
            <text:p>Vanguard_Hub2</text:p>
          </table:table-cell>
          <table:table-cell table:style-name="ce2" table:formula="of:=[.A3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3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4]" office:value-type="string" office:string-value="Vanguard_V6">
            <text:p>Vanguard_V6</text:p>
          </table:table-cell>
          <table:table-cell table:style-name="ce2" table:formula="of:=[.A14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4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5]" office:value-type="string" office:string-value="Vanguard_V7">
            <text:p>Vanguard_V7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5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5]" office:value-type="string" office:string-value="Vanguard_Hub3">
            <text:p>Vanguard_Hub3</text:p>
          </table:table-cell>
          <table:table-cell table:style-name="ce2" table:formula="of:=[.A4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6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17]" office:value-type="string" office:string-value="Vanguard_V9">
            <text:p>Vanguard_V9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7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7]" office:value-type="string" office:string-value="Vanguard_Hub5">
            <text:p>Vanguard_Hub5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18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19]" office:value-type="string" office:string-value="Vanguard_V11">
            <text:p>Vanguard_V11</text:p>
          </table:table-cell>
          <table:table-cell table:style-name="ce2" table:formula="of:=[.A19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19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0]" office:value-type="string" office:string-value="Vanguard_V12">
            <text:p>Vanguard_V12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0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8]" office:value-type="string" office:string-value="Vanguard_Hub6">
            <text:p>Vanguard_Hub6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1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2]" office:value-type="string" office:string-value="Vanguard_H2">
            <text:p>Vanguard_H2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2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14" table:formula="of:=[.A3]" office:value-type="string" office:string-value="Vanguard_Hub1">
            <text:p>Vanguard_Hub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3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4">
            <text:p>Vanguard_H4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4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14" table:formula="of:=[.A4]" office:value-type="string" office:string-value="Vanguard_Hub2">
            <text:p>Vanguard_Hub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5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6">
            <text:p>Vanguard_H6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6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6">
            <text:p>Vanguard_Hub6</text:p>
          </table:table-cell>
          <table:table-cell table:style-name="ce14" table:formula="of:=[.A5]" office:value-type="string" office:string-value="Vanguard_Hub3">
            <text:p>Vanguard_Hub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5/09/2015</text:date>, <text:time>19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9T19:28:46.50</dc:date>
    <dc:creator>Wister </dc:creator>
    <meta:editing-duration>PT46M34S</meta:editing-duration>
    <meta:editing-cycles>25</meta:editing-cycles>
    <meta:document-statistic meta:table-count="1" meta:cell-count="208" meta:object-count="0"/>
  </office:meta>
</office:document-meta>
</file>